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79FA1961BD4F817E.png" manifest:media-type="image/png"/>
  <manifest:file-entry manifest:full-path="Pictures/1000020100000780000004385CFA253602FA3CFA.png" manifest:media-type="image/png"/>
  <manifest:file-entry manifest:full-path="Pictures/10000201000007800000043825A71D9F2368A424.png" manifest:media-type="image/png"/>
  <manifest:file-entry manifest:full-path="Pictures/100002010000004000000040838BD35DB2A9A44C.png" manifest:media-type="image/png"/>
  <manifest:file-entry manifest:full-path="Pictures/100002010000010000000100FDDBF81EE6A97584.png" manifest:media-type="image/png"/>
  <manifest:file-entry manifest:full-path="Pictures/100002010000004000000040DD7105873BBD8B0A.png" manifest:media-type="image/png"/>
  <manifest:file-entry manifest:full-path="Pictures/100002010000010000000100988514CA78492C1F.png" manifest:media-type="image/png"/>
  <manifest:file-entry manifest:full-path="Pictures/1000020100000040000000402480425550D9D485.png" manifest:media-type="image/png"/>
  <manifest:file-entry manifest:full-path="Pictures/1000020100000100000001003A48D5B9A6EA786E.png" manifest:media-type="image/png"/>
  <manifest:file-entry manifest:full-path="Pictures/1000020100000100000001006077DC986695FFCA.png" manifest:media-type="image/png"/>
  <manifest:file-entry manifest:full-path="Pictures/1000020100000595000004385C1E6B1D9B76866D.png" manifest:media-type="image/png"/>
  <manifest:file-entry manifest:full-path="Pictures/100002010000059500000438C973EEF0D366605F.png" manifest:media-type="image/png"/>
  <manifest:file-entry manifest:full-path="Pictures/100002010000078000000588F14C002D9E0EF257.png" manifest:media-type="image/png"/>
  <manifest:file-entry manifest:full-path="Pictures/1000020100000780000005881DCD678BE10D109B.png" manifest:media-type="image/png"/>
  <manifest:file-entry manifest:full-path="Pictures/100002010000048E000002F5B33CE6E83E4DC76C.png" manifest:media-type="image/png"/>
  <manifest:file-entry manifest:full-path="Pictures/100002010000048E000002F543965960D38348ED.png" manifest:media-type="image/png"/>
  <manifest:file-entry manifest:full-path="Pictures/100002010000048E00000237751AD1DD4F7F1461.png" manifest:media-type="image/png"/>
  <manifest:file-entry manifest:full-path="Pictures/100002010000048E000002376F9E23C3FF6A7246.png" manifest:media-type="image/png"/>
  <manifest:file-entry manifest:full-path="Pictures/100002010000052C000003079E50C13EDB997809.png" manifest:media-type="image/png"/>
  <manifest:file-entry manifest:full-path="Pictures/10000201000005CA0000024A30E1CAD6DEBA680B.png" manifest:media-type="image/png"/>
  <manifest:file-entry manifest:full-path="Pictures/10000201000005CA000002E83FCD6213B1A3E3F0.png" manifest:media-type="image/png"/>
  <manifest:file-entry manifest:full-path="Pictures/100002010000010000000100C663B6F8D1C196C1.png" manifest:media-type="image/png"/>
  <manifest:file-entry manifest:full-path="Pictures/1000020100000100000001007BF4E59793A02E01.png" manifest:media-type="image/png"/>
  <manifest:file-entry manifest:full-path="Pictures/10000201000001000000010098A864D3441319A1.png" manifest:media-type="image/png"/>
  <manifest:file-entry manifest:full-path="Pictures/1000020100000100000001002A14BF7A4E88DC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V Boli" svg:font-family="'MV Boli'" style:font-pitch="variable"/>
    <style:font-face style:name="Moonglade DEMO" svg:font-family="'Moonglade DEM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7474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a3450" draw:textarea-horizontal-align="justify" draw:textarea-vertical-align="middle" draw:auto-grow-height="false" fo:min-height="1.75cm" fo:min-width="21.5cm"/>
    </style:style>
    <style:style style:name="gr2" style:family="graphic" style:parent-style-name="standard">
      <style:graphic-properties draw:stroke="none" draw:fill-color="#00e7f0" draw:textarea-horizontal-align="justify" draw:textarea-vertical-align="middle" draw:auto-grow-height="false" fo:min-height="1.75cm" fo:min-width="16.3cm"/>
    </style:style>
    <style:style style:name="gr3" style:family="graphic" style:parent-style-name="standard">
      <style:graphic-properties draw:stroke="dash" draw:stroke-dash="Dashed_20__28_var_29_" svg:stroke-width="0.028cm" svg:stroke-color="#bdbdbd" draw:marker-start-width="0.242cm" draw:marker-end-width="0.242cm" draw:fill-color="#f5f5f5" draw:textarea-horizontal-align="justify" draw:textarea-vertical-align="middle" draw:auto-grow-height="false" fo:min-height="2.25cm" fo:min-width="4.273cm" fo:padding-top="0.139cm" fo:padding-bottom="0.139cm" fo:padding-left="0.264cm" fo:padding-right="0.264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draw:stroke="none" draw:fill-color="#ea3450" draw:textarea-horizontal-align="justify" draw:textarea-vertical-align="middle" draw:auto-grow-height="false" fo:min-height="1.95cm" fo:min-width="10.3cm"/>
    </style:style>
    <style:style style:name="gr8" style:family="graphic" style:parent-style-name="standard">
      <style:graphic-properties draw:stroke="none" draw:fill-color="#00e7f0" draw:textarea-horizontal-align="justify" draw:textarea-vertical-align="middle" draw:auto-grow-height="false" fo:min-height="1.75cm" fo:min-width="5.5cm"/>
    </style:style>
    <style:style style:name="pr1" style:family="presentation" style:parent-style-name="Default-title">
      <style:graphic-properties fo:min-height="7.6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982cm"/>
      <style:paragraph-properties style:writing-mode="lr-tb"/>
    </style:style>
    <style:style style:name="P1" style:family="paragraph">
      <loext:graphic-properties draw:fill-color="#ea3450"/>
      <style:paragraph-properties fo:text-align="center"/>
      <style:text-properties fo:font-weight="bold"/>
    </style:style>
    <style:style style:name="P2" style:family="paragraph">
      <loext:graphic-properties draw:fill-color="#00e7f0"/>
      <style:paragraph-properties fo:text-align="center"/>
      <style:text-properties fo:font-weight="bold"/>
    </style:style>
    <style:style style:name="P3" style:family="paragraph">
      <loext:graphic-properties draw:fill-color="#f5f5f5"/>
      <style:paragraph-properties fo:text-align="center"/>
      <style:text-properties fo:font-weight="bold"/>
    </style:style>
    <style:style style:name="P4" style:family="paragraph">
      <style:text-properties style:font-name="Comic Sans MS" fo:font-size="40pt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Comic Sans MS" fo:font-style="italic" fo:font-weight="bold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ea3450" style:font-name="Comic Sans MS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Comic Sans MS" fo:font-style="italic" fo:font-weight="bold" fo:background-color="transparent" style:font-style-asian="italic" style:font-weight-asian="bold" style:font-style-complex="italic" style:font-weight-complex="bold"/>
    </style:style>
    <style:style style:name="T3" style:family="text">
      <style:text-properties style:font-name="Comic Sans MS" fo:font-style="italic" fo:font-weight="bold" fo:background-color="#18ffff" style:font-style-asian="italic" style:font-weight-asian="bold" style:font-style-complex="italic" style:font-weight-complex="bold"/>
    </style:style>
    <style:style style:name="T4" style:family="text">
      <style:text-properties fo:color="#ffe600" style:font-name="Comic Sans MS" fo:font-style="italic" fo:font-weight="bold" fo:background-color="transparent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2cm" svg:height="2cm" svg:x="3.2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8cm" svg:height="2cm" svg:x="5.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cm" svg:height="7.8cm" svg:x="18.4cm" svg:y="7.95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custom-shape draw:style-name="gr3" draw:text-style-name="P3" draw:layer="layout" svg:width="9.6cm" svg:height="7.8cm" svg:x="0cm" svg:y="0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presentation:style-name="pr1" draw:text-style-name="P4" draw:layer="layout" svg:width="25.199cm" svg:height="7.641cm" svg:x="1.5cm" svg:y="3.5cm" presentation:class="title" presentation:user-transformed="true">
          <draw:text-box>
            <text:p text:style-name="P4"><text:span text:style-name="T1"><text:s/></text:span><text:span text:style-name="T1">Πρότυπα σχεδίασης του</text:span><text:span text:style-name="T2"> </text:span><text:span text:style-name="T3"><text:line-break/></text:span><text:span text:style-name="T4"> Γραφικού Περιβάλλοντος (GUI)</text:span><text:span text:style-name="T2"> </text:span></text:p>
          </draw:text-box>
        </draw:frame>
        <draw:frame draw:style-name="gr4" draw:text-style-name="P5" draw:layer="layout" svg:width="1.606cm" svg:height="1.606cm" svg:x="22.4cm" svg:y="14.394cm">
          <draw:image xlink:href="Pictures/100002010000004000000040838BD35DB2A9A44C.png" xlink:type="simple" xlink:show="embed" xlink:actuate="onLoad" loext:mime-type="image/png">
            <text:p/>
          </draw:image>
        </draw:frame>
        <draw:frame draw:style-name="gr4" draw:text-style-name="P5" draw:layer="layout" svg:width="1.6cm" svg:height="1.6cm" svg:x="4.2cm" svg:y="0.6cm">
          <draw:image xlink:href="Pictures/100002010000004000000040DD7105873BBD8B0A.png" xlink:type="simple" xlink:show="embed" xlink:actuate="onLoad" loext:mime-type="image/png">
            <text:p/>
          </draw:image>
        </draw:frame>
        <draw:frame draw:style-name="gr4" draw:text-style-name="P5" draw:layer="layout" svg:width="3.713cm" svg:height="3.713cm" svg:x="0.687cm" svg:y="0.287cm">
          <draw:image xlink:href="Pictures/1000020100000100000001003A48D5B9A6EA786E.png" xlink:type="simple" xlink:show="embed" xlink:actuate="onLoad" loext:mime-type="image/png">
            <text:p/>
          </draw:image>
        </draw:frame>
        <draw:frame draw:style-name="gr4" draw:text-style-name="P5" draw:layer="layout" svg:width="2cm" svg:height="2cm" svg:x="22cm" svg:y="3.8cm">
          <draw:image xlink:href="Pictures/100002010000010000000100988514CA78492C1F.png" xlink:type="simple" xlink:show="embed" xlink:actuate="onLoad" loext:mime-type="image/png">
            <text:p/>
          </draw:image>
        </draw:frame>
        <draw:frame draw:style-name="gr4" draw:text-style-name="P5" draw:layer="layout" svg:width="1.8cm" svg:height="1.8cm" svg:x="1.8cm" svg:y="8.8cm">
          <draw:image xlink:href="Pictures/100002010000010000000100FDDBF81EE6A97584.png" xlink:type="simple" xlink:show="embed" xlink:actuate="onLoad" loext:mime-type="image/png">
            <text:p/>
          </draw:image>
        </draw:frame>
        <draw:frame draw:style-name="gr4" draw:text-style-name="P5" draw:layer="layout" svg:width="3.956cm" svg:height="3.956cm" svg:x="23.6cm" svg:y="11.444cm">
          <draw:image xlink:href="Pictures/1000020100000100000001006077DC986695FFC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5" draw:layer="layout" svg:width="28.2cm" svg:height="15.862cm" svg:x="0cm" svg:y="-0.007cm">
          <draw:image xlink:href="Pictures/10000201000007800000043825A71D9F2368A424.png" xlink:type="simple" xlink:show="embed" xlink:actuate="onLoad" loext:mime-type="image/png">
            <text:p/>
          </draw:image>
        </draw:frame>
        <draw:frame draw:style-name="gr4" draw:text-style-name="P5" xml:id="id1" draw:id="id1" draw:layer="layout" svg:width="28.367cm" svg:height="15.956cm" svg:x="-0.368cm" svg:y="-0.007cm">
          <draw:image xlink:href="Pictures/1000020100000780000004385CFA253602FA3CF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3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3" draw:text-style-name="P3" draw:layer="layout" svg:width="9.6cm" svg:height="7.8cm" svg:x="0cm" svg:y="0cm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custom-shape draw:style-name="gr3" draw:text-style-name="P3" draw:layer="layout" svg:width="9.6cm" svg:height="7.8cm" svg:x="18.4cm" svg:y="7.951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4" draw:text-style-name="P5" draw:layer="layout" svg:width="20.95cm" svg:height="15.833cm" svg:x="3.85cm" svg:y="0cm">
          <draw:image xlink:href="Pictures/1000020100000595000004385C1E6B1D9B76866D.png" xlink:type="simple" xlink:show="embed" xlink:actuate="onLoad" loext:mime-type="image/png">
            <text:p/>
          </draw:image>
        </draw:frame>
        <draw:frame draw:style-name="gr4" draw:text-style-name="P5" draw:layer="layout" svg:width="1.4cm" svg:height="1.4cm" svg:x="0.6cm" svg:y="0.4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6" draw:text-style-name="P5" draw:layer="layout" svg:width="1.4cm" svg:height="1.4cm" svg:x="25.8cm" svg:y="14cm">
          <draw:image xlink:href="Pictures/1000020100000040000000402480425550D9D485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3" draw:text-style-name="P3" draw:layer="layout" svg:width="9.6cm" svg:height="7.8cm" svg:x="-0.001cm" svg:y="0.001cm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custom-shape draw:style-name="gr3" draw:text-style-name="P3" draw:layer="layout" svg:width="9.6cm" svg:height="7.8cm" svg:x="18.399cm" svg:y="7.952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4" draw:text-style-name="P5" draw:layer="layout" svg:width="1.4cm" svg:height="1.4cm" svg:x="0.599cm" svg:y="0.401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6" draw:text-style-name="P5" draw:layer="layout" svg:width="1.4cm" svg:height="1.4cm" svg:x="25.799cm" svg:y="14.001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4" draw:text-style-name="P5" draw:layer="layout" svg:width="20.843cm" svg:height="15.752cm" svg:x="4.05cm" svg:y="0cm">
          <draw:image xlink:href="Pictures/100002010000059500000438C973EEF0D366605F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3" draw:text-style-name="P3" draw:layer="layout" svg:width="9.6cm" svg:height="7.8cm" svg:x="-0.001cm" svg:y="0.001cm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custom-shape draw:style-name="gr3" draw:text-style-name="P3" draw:layer="layout" svg:width="9.6cm" svg:height="7.8cm" svg:x="18.399cm" svg:y="7.952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4" draw:text-style-name="P5" draw:layer="layout" svg:width="1.4cm" svg:height="1.4cm" svg:x="0.599cm" svg:y="0.401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6" draw:text-style-name="P5" draw:layer="layout" svg:width="1.4cm" svg:height="1.4cm" svg:x="25.799cm" svg:y="14.001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4" draw:text-style-name="P5" draw:layer="layout" svg:width="20.841cm" svg:height="15.751cm" svg:x="4.052cm" svg:y="0.001cm">
          <draw:image xlink:href="Pictures/100002010000078000000588F14C002D9E0EF257.png" xlink:type="simple" xlink:show="embed" xlink:actuate="onLoad" loext:mime-type="image/png">
            <text:p/>
          </draw:image>
        </draw:frame>
        <draw:frame draw:style-name="gr4" draw:text-style-name="P5" xml:id="id2" draw:id="id2" draw:layer="layout" svg:width="20.929cm" svg:height="15.695cm" svg:x="4.052cm" svg:y="0.057cm">
          <draw:image xlink:href="Pictures/1000020100000780000005881DCD678BE10D109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3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" draw:text-style-name="P3" draw:layer="layout" svg:width="9.6cm" svg:height="7.8cm" svg:x="-0.001cm" svg:y="0.001cm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custom-shape draw:style-name="gr3" draw:text-style-name="P3" draw:layer="layout" svg:width="9.6cm" svg:height="7.8cm" svg:x="18.399cm" svg:y="7.952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4" draw:text-style-name="P5" draw:layer="layout" svg:width="1.4cm" svg:height="1.4cm" svg:x="0.4cm" svg:y="0.4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6" draw:text-style-name="P5" draw:layer="layout" svg:width="1.4cm" svg:height="1.4cm" svg:x="26.2cm" svg:y="14.001cm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4" draw:text-style-name="P5" draw:layer="layout" svg:width="24.258cm" svg:height="15.749cm" svg:x="1.942cm" svg:y="0cm">
          <draw:image xlink:href="Pictures/100002010000048E000002F5B33CE6E83E4DC76C.png" xlink:type="simple" xlink:show="embed" xlink:actuate="onLoad" loext:mime-type="image/png">
            <text:p/>
          </draw:image>
        </draw:frame>
        <draw:frame draw:style-name="gr4" draw:text-style-name="P5" xml:id="id3" draw:id="id3" draw:layer="layout" svg:width="24.258cm" svg:height="15.749cm" svg:x="1.942cm" svg:y="0.003cm">
          <draw:image xlink:href="Pictures/100002010000048E000002F543965960D38348E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5" draw:layer="layout" svg:width="27.968cm" svg:height="13.6cm" svg:x="0.012cm" svg:y="1cm">
          <draw:image xlink:href="Pictures/100002010000048E00000237751AD1DD4F7F1461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26.353cm" svg:height="12.815cm" svg:x="0.826cm" svg:y="1.385cm">
          <draw:image xlink:href="Pictures/100002010000048E000002376F9E23C3FF6A7246.png" xlink:type="simple" xlink:show="embed" xlink:actuate="onLoad" loext:mime-type="image/png">
            <text:p/>
          </draw:image>
        </draw:frame>
        <draw:frame draw:style-name="gr4" draw:text-style-name="P5" xml:id="id4" draw:id="id4" draw:layer="layout" svg:width="26.944cm" svg:height="15.771cm" svg:x="0.6cm" svg:y="-0.02cm">
          <draw:image xlink:href="Pictures/100002010000052C000003079E50C13EDB99780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3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" draw:text-style-name="P3" draw:layer="layout" svg:width="9.6cm" svg:height="7.8cm" svg:x="0cm" svg:y="0.001cm">
          <text:p/>
          <draw:enhanced-geometry svg:viewBox="0 0 21600 21600" draw:glue-points="0 0 0 10800 0 21600 10800 21600 21600 21600 10800 10800" draw:text-areas="1900 12700 12700 19700" draw:mirror-vertical="true" draw:mirror-horizontal="false" draw:type="right-triangle" draw:enhanced-path="M 0 0 L 21600 21600 0 21600 0 0 Z N"/>
        </draw:custom-shape>
        <draw:custom-shape draw:style-name="gr3" draw:text-style-name="P3" draw:layer="layout" svg:width="9.6cm" svg:height="7.8cm" svg:x="18.399cm" svg:y="7.953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4" draw:text-style-name="P5" draw:layer="layout" svg:width="28cm" svg:height="11cm" svg:x="0cm" svg:y="2.4cm">
          <draw:image xlink:href="Pictures/10000201000005CA0000024A30E1CAD6DEBA680B.png" xlink:type="simple" xlink:show="embed" xlink:actuate="onLoad" loext:mime-type="image/png">
            <text:p/>
          </draw:image>
        </draw:frame>
        <draw:frame draw:style-name="gr4" draw:text-style-name="P5" draw:layer="layout" svg:width="1.4cm" svg:height="1.4cm" draw:transform="rotate (1.5707963267949) translate (25.801cm 15.401cm)">
          <draw:image xlink:href="Pictures/1000020100000040000000402480425550D9D485.png" xlink:type="simple" xlink:show="embed" xlink:actuate="onLoad" loext:mime-type="image/png">
            <text:p/>
          </draw:image>
        </draw:frame>
        <draw:frame draw:style-name="gr6" draw:text-style-name="P5" draw:layer="layout" svg:width="1.4cm" svg:height="1.4cm" draw:transform="rotate (1.5707963267949) translate (0.6cm 1.8cm)">
          <draw:image xlink:href="Pictures/1000020100000040000000402480425550D9D485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" draw:text-style-name="P5" draw:layer="layout" svg:width="27.999cm" svg:height="14.055cm" svg:x="0.001cm" svg:y="1.165cm">
          <draw:image xlink:href="Pictures/10000201000005CA000002E83FCD6213B1A3E3F0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10.8cm" svg:height="2.2cm" svg:x="8.6cm" svg:y="7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cm" svg:height="2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6cm" svg:height="7.8cm" svg:x="-0.007cm" svg:y="-0.007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draw:style-name="gr4" draw:text-style-name="P5" draw:layer="layout" svg:width="1.606cm" svg:height="1.606cm" svg:x="22.387cm" svg:y="13.787cm">
          <draw:image xlink:href="Pictures/100002010000004000000040838BD35DB2A9A44C.png" xlink:type="simple" xlink:show="embed" xlink:actuate="onLoad" loext:mime-type="image/png">
            <text:p/>
          </draw:image>
        </draw:frame>
        <draw:custom-shape draw:style-name="gr3" draw:text-style-name="P3" draw:layer="layout" svg:width="9.6cm" svg:height="7.8cm" svg:x="18.4cm" svg:y="7.951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draw:frame draw:style-name="gr6" draw:text-style-name="P5" draw:layer="layout" svg:width="4.2cm" svg:height="4.2cm" draw:transform="rotate (-3.14159265358979) translate (4.6cm 4.6cm)">
          <draw:image xlink:href="Pictures/10000201000001000000010079FA1961BD4F817E.png" xlink:type="simple" xlink:show="embed" xlink:actuate="onLoad" loext:mime-type="image/png">
            <text:p/>
          </draw:image>
        </draw:frame>
        <draw:frame draw:style-name="gr4" draw:text-style-name="P5" draw:layer="layout" svg:width="2.251cm" svg:height="2cm" svg:x="16.474cm" svg:y="3.4cm">
          <draw:image xlink:href="Pictures/100002010000010000000100C663B6F8D1C196C1.png" xlink:type="simple" xlink:show="embed" xlink:actuate="onLoad" loext:mime-type="image/png">
            <text:p/>
          </draw:image>
        </draw:frame>
        <draw:frame draw:style-name="gr4" draw:text-style-name="P5" draw:layer="layout" svg:width="3.591cm" svg:height="3.591cm" svg:x="24.409cm" svg:y="10.809cm">
          <draw:image xlink:href="Pictures/1000020100000100000001007BF4E59793A02E01.png" xlink:type="simple" xlink:show="embed" xlink:actuate="onLoad" loext:mime-type="image/png">
            <text:p/>
          </draw:image>
        </draw:frame>
        <draw:frame presentation:style-name="pr3" draw:text-style-name="P8" draw:layer="layout" svg:width="25.199cm" svg:height="4.327cm" svg:x="1.201cm" svg:y="5.073cm" presentation:class="title" presentation:user-transformed="true">
          <draw:text-box>
            <text:p text:style-name="P8"><text:span text:style-name="T1"><text:s/></text:span><text:span text:style-name="T1">Τέλος</text:span><text:span text:style-name="T2"> </text:span><text:span text:style-name="T2"><text:line-break/></text:span><text:span text:style-name="T4"> Παρουσίασης!</text:span><text:span text:style-name="T2"> </text:span></text:p>
          </draw:text-box>
        </draw:frame>
        <draw:frame draw:style-name="gr4" draw:text-style-name="P5" draw:layer="layout" svg:width="2.2cm" svg:height="2.2cm" svg:x="6.6cm" svg:y="8.6cm">
          <draw:image xlink:href="Pictures/10000201000001000000010098A864D3441319A1.png" xlink:type="simple" xlink:show="embed" xlink:actuate="onLoad" loext:mime-type="image/png">
            <text:p/>
          </draw:image>
        </draw:frame>
        <draw:frame draw:style-name="gr4" draw:text-style-name="P5" draw:layer="layout" svg:width="3cm" svg:height="3cm" svg:x="23cm" svg:y="12.751cm">
          <draw:image xlink:href="Pictures/1000020100000100000001002A14BF7A4E88DCCD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V Boli" svg:font-family="'MV Boli'" style:font-pitch="variable"/>
    <style:font-face style:name="Moonglade DEMO" svg:font-family="'Moonglade DEM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02T16:15:24.010000000</meta:creation-date>
    <dc:date>2021-06-02T17:29:54.926000000</dc:date>
    <meta:editing-duration>PT53M33S</meta:editing-duration>
    <meta:editing-cycles>20</meta:editing-cycles>
    <meta:generator>LibreOffice/6.4.7.2$Windows_X86_64 LibreOffice_project/639b8ac485750d5696d7590a72ef1b496725cfb5</meta:generator>
    <meta:document-statistic meta:object-count="98"/>
  </office:meta>
</office:document-meta>
</file>